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a5410" officeooo:paragraph-rsid="001a5410" style:font-weight-asian="bold" style:font-weight-complex="bold"/>
    </style:style>
    <style:style style:name="P2" style:family="paragraph" style:parent-style-name="Standard">
      <style:paragraph-properties fo:text-align="start" style:justify-single-word="false"/>
      <style:text-properties fo:font-weight="bold" officeooo:rsid="001a5410" officeooo:paragraph-rsid="001a5410" style:font-weight-asian="bold" style:font-weight-complex="bold"/>
    </style:style>
    <style:style style:name="P3" style:family="paragraph" style:parent-style-name="Standard">
      <style:paragraph-properties fo:text-align="start" style:justify-single-word="false"/>
      <style:text-properties fo:font-weight="bold" officeooo:rsid="001a5410" officeooo:paragraph-rsid="001ad259" style:font-weight-asian="bold" style:font-weight-complex="bold"/>
    </style:style>
    <style:style style:name="P4" style:family="paragraph" style:parent-style-name="Standard">
      <style:paragraph-properties fo:text-align="center" style:justify-single-word="false"/>
      <style:text-properties fo:font-weight="bold" officeooo:rsid="001ad259" officeooo:paragraph-rsid="001ad259" style:font-weight-asian="bold" style:font-weight-complex="bold"/>
    </style:style>
    <style:style style:name="P5" style:family="paragraph" style:parent-style-name="Standard">
      <style:paragraph-properties fo:text-align="start" style:justify-single-word="false"/>
      <style:text-properties fo:font-weight="bold" officeooo:rsid="001ad259" officeooo:paragraph-rsid="001ad259" style:font-weight-asian="bold" style:font-weight-complex="bold"/>
    </style:style>
    <style:style style:name="P6" style:family="paragraph" style:parent-style-name="Standard">
      <style:paragraph-properties fo:text-align="start" style:justify-single-word="false"/>
      <style:text-properties fo:font-weight="bold" officeooo:rsid="001ad259" officeooo:paragraph-rsid="001c3742" style:font-weight-asian="bold" style:font-weight-complex="bold"/>
    </style:style>
    <style:style style:name="P7" style:family="paragraph" style:parent-style-name="Standard">
      <style:paragraph-properties fo:text-align="center" style:justify-single-word="false"/>
      <style:text-properties fo:font-weight="bold" officeooo:rsid="001da7c3" officeooo:paragraph-rsid="001da7c3" style:font-weight-asian="bold" style:font-weight-complex="bold"/>
    </style:style>
    <style:style style:name="P8" style:family="paragraph" style:parent-style-name="Standard">
      <style:paragraph-properties fo:text-align="start" style:justify-single-word="false"/>
      <style:text-properties fo:font-weight="bold" officeooo:rsid="001da7c3" officeooo:paragraph-rsid="001da7c3" style:font-weight-asian="bold" style:font-weight-complex="bold"/>
    </style:style>
    <style:style style:name="P9" style:family="paragraph" style:parent-style-name="Standard">
      <style:paragraph-properties fo:text-align="center" style:justify-single-word="false"/>
      <style:text-properties fo:font-size="16pt" fo:font-weight="bold" officeooo:rsid="001a5410" officeooo:paragraph-rsid="001a5410" style:font-size-asian="16pt" style:font-weight-asian="bold" style:font-size-complex="16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ad259" style:font-weight-asian="normal" style:font-weight-complex="normal"/>
    </style:style>
    <style:style style:name="T3" style:family="text">
      <style:text-properties fo:font-weight="normal" officeooo:rsid="001c3742" style:font-weight-asian="normal" style:font-weight-complex="normal"/>
    </style:style>
    <style:style style:name="T4" style:family="text">
      <style:text-properties fo:font-weight="normal" officeooo:rsid="001da7c3"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rabalho de POO</text:p>
      <text:p text:style-name="P1"/>
      <text:p text:style-name="P2"/>
      <text:p text:style-name="P3">Academicos: <text:span text:style-name="T1">Alexandre J. F. Bezerra</text:span></text:p>
      <text:p text:style-name="P3"><text:span text:style-name="T1"><text:tab/> <text:s text:c="10"/>Mateus </text:span><text:span text:style-name="T2">H. de Paula Azevedo </text:span></text:p>
      <text:p text:style-name="P3"><text:span text:style-name="T2"><text:tab/> <text:s/><text:tab/>Wellington V. Schiavi</text:span></text:p>
      <text:p text:style-name="P3"><text:span text:style-name="T2"/></text:p>
      <text:p text:style-name="P3"><text:span text:style-name="T2"/></text:p>
      <text:p text:style-name="P4">Discrição do Projeto</text:p>
      <text:p text:style-name="P4"/>
      <text:p text:style-name="P5"><text:tab/><text:span text:style-name="T1">O projeto do nosso trabalho visa a funcionalidade e comodidade na organização de itens de um supermercado.</text:span></text:p>
      <text:p text:style-name="P5"><text:span text:style-name="T1"><text:tab/>Tendo em mente facilitar a organização dos itens já existentes, adicionar e remover itens das prateleiras como se fosse uma espec</text:span><text:span text:style-name="T3">i</text:span><text:span text:style-name="T1">e de “Banco de Dados” com uma interface gráfica própria extremamente bela e didática de fácil entendimento visando a melhor maneira de o usuário se adaptar a ela e ao sistema por cons</text:span><text:span text:style-name="T3">e</text:span><text:span text:style-name="T1">gu</text:span><text:span text:style-name="T3">ê</text:span><text:span text:style-name="T1">nc</text:span><text:span text:style-name="T3">i</text:span><text:span text:style-name="T1">a.</text:span></text:p>
      <text:p text:style-name="P6"><text:span text:style-name="T1"><text:tab/></text:span><text:span text:style-name="T3">Pode ser aplicado em qualquer supermercado independente de seu tamanho e de seu estoque.</text:span></text:p>
      <text:p text:style-name="P6"><text:span text:style-name="T3"><text:s/><text:tab/>Como funcionalidade tem em mente organizar e facilitar o gerenciamento de produtos tendo assim um controle melhor sobre todos os itens existentes no supermercado tendo opções de adicionar um item </text:span><text:span text:style-name="T4">facilitando na adição de novos itens ao estoque, remover itens auxiliar na hora da retirada de itens por exemplos itens que foram vendidos ou retirados da prateleira, pesquisa muito útil quando é necessário encontrar algum item ou classe de itens.</text:span></text:p>
      <text:p text:style-name="P6"><text:span text:style-name="T4"><text:tab/></text:span></text:p>
      <text:p text:style-name="P7">Como Funciona </text:p>
      <text:p text:style-name="P8"/>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0T16:15:11.871000000</meta:creation-date>
    <dc:date>2020-12-10T17:12:12.926000000</dc:date>
    <meta:editing-duration>PT4M29S</meta:editing-duration>
    <meta:editing-cycles>1</meta:editing-cycles>
    <meta:document-statistic meta:table-count="0" meta:image-count="0" meta:object-count="0" meta:page-count="1" meta:paragraph-count="11" meta:word-count="175" meta:character-count="1113" meta:non-whitespace-character-count="924"/>
    <meta:generator>LibreOffice/7.0.1.2$Windows_X86_64 LibreOffice_project/7cbcfc562f6eb6708b5ff7d7397325de9e764452</meta:generator>
  </office:meta>
</office:document-meta>
</file>